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3975cm"/>
    </style:style>
    <style:style style:name="co2" style:family="table-column">
      <style:table-column-properties fo:break-before="auto" style:column-width="12.382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User stories videobo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Mick, Leander, Silvain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<text:s/>Als (rol)</text:p>
          </table:table-cell>
          <table:table-cell office:value-type="string" table:style-name="ce3">
            <text:p>Wil ik (functionaliteit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s gebruiker</text:p>
          </table:table-cell>
          <table:table-cell office:value-type="string" table:style-name="ce1">
            <text:p>Wil ik een dashboard/ welkoms pagina hebb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s gebruiker</text:p>
          </table:table-cell>
          <table:table-cell office:value-type="string" table:style-name="ce1">
            <text:p>Wil ik via een zoek functie videoreportages kunnen zoek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s gebruiker</text:p>
          </table:table-cell>
          <table:table-cell office:value-type="string" table:style-name="ce1">
            <text:p>Wil ik een overzicht van de 5 meest bekeken video's zi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s verslaggever</text:p>
          </table:table-cell>
          <table:table-cell office:value-type="string" table:style-name="ce1">
            <text:p>Wil ik een dashboard/ welkoms pagina hebb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s verslaggever</text:p>
          </table:table-cell>
          <table:table-cell office:value-type="string" table:style-name="ce1">
            <text:p>Wil ik een login/ authenticatie-script met sessi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s verslaggever</text:p>
          </table:table-cell>
          <table:table-cell office:value-type="string" table:style-name="ce1">
            <text:p>Wil ik een account kunnen aanmak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s verslaggever</text:p>
          </table:table-cell>
          <table:table-cell office:value-type="string" table:style-name="ce1">
            <text:p>Wil ik een wachtwoord vergeten optie hebb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s verslaggever</text:p>
          </table:table-cell>
          <table:table-cell office:value-type="string" table:style-name="ce1">
            <text:p>Wil ik een melding zien met: U bent ingelogd als "Naam-verslaggever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s verslaggever</text:p>
          </table:table-cell>
          <table:table-cell office:value-type="string" table:style-name="ce1">
            <text:p>Wil ik video's kunnen verwijder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s verslaggever</text:p>
          </table:table-cell>
          <table:table-cell office:value-type="string" table:style-name="ce1">
            <text:p>Wil ik video's kunnen oploa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s verslaggever</text:p>
          </table:table-cell>
          <table:table-cell office:value-type="string" table:style-name="ce1">
            <text:p>Wil ik een link naar een video-upload-pagin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s verslaggever</text:p>
          </table:table-cell>
          <table:table-cell office:value-type="string" table:style-name="ce1">
            <text:p>Wil ik een CRUD-opverzicht van mijn rapportages zi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s verslaggever</text:p>
          </table:table-cell>
          <table:table-cell office:value-type="string" table:style-name="ce1">
            <text:p>Wil ik mijn profiel kunnen wijzig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s verslaggever</text:p>
          </table:table-cell>
          <table:table-cell office:value-type="string" table:style-name="ce1">
            <text:p>Wil ik kunnen uitlogg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s Admin</text:p>
          </table:table-cell>
          <table:table-cell office:value-type="string" table:style-name="ce1">
            <text:p>Wil ik kunnen inlogg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s admin</text:p>
          </table:table-cell>
          <table:table-cell office:value-type="string" table:style-name="ce1">
            <text:p>Wil ik de melding zien: U bent ingelogd als "Naam-admin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s admin</text:p>
          </table:table-cell>
          <table:table-cell office:value-type="string" table:style-name="ce1">
            <text:p>Wil ik een link naar een overzicht: Raportages per verslaggev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s admin</text:p>
          </table:table-cell>
          <table:table-cell office:value-type="string" table:style-name="ce1">
            <text:p>Wil ik een link naar een overzicht: rapportages per onderwerp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s admin</text:p>
          </table:table-cell>
          <table:table-cell office:value-type="string" table:style-name="ce1">
            <text:p>Wil ik een link naar tabel: raportages met CRU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s admin</text:p>
          </table:table-cell>
          <table:table-cell office:value-type="string" table:style-name="ce1">
            <text:p>Wil ik een link naar tabel: verslaggervers met Cur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s admin</text:p>
          </table:table-cell>
          <table:table-cell office:value-type="string" table:style-name="ce1">
            <text:p>Wil ik kunnen uitlogg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s admin</text:p>
          </table:table-cell>
          <table:table-cell office:value-type="string" table:style-name="ce1">
            <text:p>Wil ik dat de video's WEBM, MP4 of OOG zij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s admin</text:p>
          </table:table-cell>
          <table:table-cell office:value-type="string" table:style-name="ce1">
            <text:p>Wil ik dat de video's maximaal 5GB zij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s admin</text:p>
          </table:table-cell>
          <table:table-cell office:value-type="string" table:style-name="ce1">
            <text:p>Wil ik verslaggevers kunnen accrediter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s admin</text:p>
          </table:table-cell>
          <table:table-cell office:value-type="string" table:style-name="ce1">
            <text:p>Wil ik dat alleen geaccrediteerde verslaggevers video's mogen upload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s admin</text:p>
          </table:table-cell>
          <table:table-cell office:value-type="string" table:style-name="ce1">
            <text:p>Wil ik ongpaste videocontent kunnen verweideren</text:p>
          </table:table-cell>
          <table:table-cell table:number-columns-repeated="16382"/>
        </table:table-row>
        <table:table-row table:number-rows-repeated="104854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mick bosman</meta:initial-creator>
    <dc:creator>mick bosman</dc:creator>
    <meta:creation-date>2020-12-11T08:42:38Z</meta:creation-date>
    <dc:date>2020-12-11T09:16:32Z</dc:date>
  </office:meta>
</office:document-meta>
</file>